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ff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draw:marker-start-width="0.533cm" draw:marker-end-width="0.533cm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draw:marker-start-width="0.533cm" draw:marker-end-width="0.533cm" draw:fill="solid" draw:fill-color="#ffffff" draw:textarea-horizontal-align="justify" draw:textarea-vertical-align="middle" draw:auto-grow-height="false" fo:min-height="0cm" fo:min-width="0cm" fo:padding-top="0.201cm" fo:padding-bottom="0.201cm" fo:padding-left="0.326cm" fo:padding-right="0.326cm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52cm" draw:marker-start-width="0.533cm" draw:marker-end-width="0.533cm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P4" style:family="paragraph">
      <style:text-properties fo:font-size="24pt" fo:font-weight="bold"/>
    </style:style>
    <style:style style:name="P5" style:family="paragraph">
      <style:paragraph-properties fo:margin-left="0cm" fo:margin-right="0cm" fo:text-align="center" fo:text-indent="0cm"/>
      <style:text-properties fo:font-size="22pt"/>
    </style:style>
    <style:style style:name="P6" style:family="paragraph">
      <style:paragraph-properties fo:margin-left="0cm" fo:margin-right="0cm" fo:text-align="center" fo:text-indent="0cm"/>
      <style:text-properties fo:font-size="22pt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text-align="center" fo:text-indent="0cm"/>
      <style:text-properties fo:font-weight="bold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4pt" fo:font-weight="bold"/>
    </style:style>
    <style:style style:name="T2" style:family="text">
      <style:text-properties fo:font-size="22pt" fo:font-weight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.468cm" svg:height="26.986cm" svg:x="0.802cm" svg:y="1.22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18.415cm" svg:height="8.755cm" svg:x="1.27cm" svg:y="3.1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8.415cm" svg:height="6.169cm" svg:x="1.27cm" svg:y="21.355cm">
          <text:p text:style-name="P2"><text:span text:style-name="T1">Patient Data Repo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5.108cm" svg:height="1.216cm" svg:x="1.27cm" svg:y="28.227cm">
          <draw:text-box>
            <text:p text:style-name="P3"><text:span text:style-name="T1">Blackboard</text:span></text:p>
          </draw:text-box>
        </draw:frame>
        <draw:custom-shape draw:style-name="gr5" draw:text-style-name="P6" draw:layer="layout" svg:width="18.415cm" svg:height="9.686cm" svg:x="1.408cm" svg:y="12.564cm">
          <text:p text:style-name="P5"><text:span text:style-name="T2">Software processes residing</text:span></text:p>
          <text:p text:style-name="P5"><text:span text:style-name="T2"><text:s/></text:span><text:span text:style-name="T2">on the blackboard can</text:span></text:p>
          <text:p text:style-name="P5"><text:span text:style-name="T2">create, update, and delete (crud) data.</text:span></text:p>
          <text:p text:style-name="P5"><text:span text:style-name="T2"><text:s/></text:span><text:span text:style-name="T2">They can also subscribe to any such crud</text:span></text:p>
          <text:p text:style-name="P5"><text:span text:style-name="T2">activities by other processes.</text:span></text:p>
          <draw:enhanced-geometry svg:viewBox="0 0 21600 21600" draw:text-areas="0 0 21600 ?f0" draw:mirror-horizontal="false" draw:mirror-vertical="false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8" draw:layer="layout" svg:width="6.35cm" svg:height="2.13cm" svg:x="3.564cm" svg:y="3.802cm">
          <text:p text:style-name="P7"><text:span text:style-name="T3">Create New Patient</text:span></text:p>
          <text:p text:style-name="P7"><text:span text:style-name="T3">Rec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6.35cm" svg:height="2.129cm" svg:x="11.17cm" svg:y="6.368cm">
          <text:p text:style-name="P7"><text:span text:style-name="T3">Notify Pat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6.35cm" svg:height="2.129cm" svg:x="3.552cm" svg:y="6.391cm">
          <text:p text:style-name="P7"><text:span text:style-name="T3">Update Patient</text:span></text:p>
          <text:p text:style-name="P7"><text:span text:style-name="T3">Health Statu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9" draw:layer="layout" svg:width="6.35cm" svg:height="2.129cm" svg:x="11.202cm" svg:y="3.798cm">
          <text:p text:style-name="P9"><text:span text:style-name="T3">Update Patient</text:span></text:p>
          <text:p text:style-name="P9"><text:span text:style-name="T3">Diagnosi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4" draw:text-style-name="P4" draw:layer="layout" svg:width="10.34cm" svg:height="1.216cm" svg:x="1.27cm" svg:y="1.905cm">
          <draw:text-box>
            <text:p text:style-name="P10"><text:span text:style-name="T1">Software Process Space</text:span></text:p>
          </draw:text-box>
        </draw:frame>
        <draw:custom-shape draw:style-name="gr6" draw:text-style-name="P8" draw:layer="layout" svg:width="6.35cm" svg:height="2.129cm" svg:x="11.149cm" svg:y="9.171cm">
          <text:p text:style-name="P7"><text:span text:style-name="T3">Notify Nurs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6.35cm" svg:height="2.129cm" svg:x="3.614cm" svg:y="9.1cm">
          <text:p text:style-name="P7"><text:span text:style-name="T3">Notify Next Of K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07:02:29</meta:creation-date>
    <dc:date>2006-12-14T08:21:10</dc:date>
    <dc:language>en-US</dc:language>
    <meta:editing-cycles>4</meta:editing-cycles>
    <meta:editing-duration>PT1H18M4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